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6e5" officeooo:paragraph-rsid="000336e5"/>
    </style:style>
    <style:style style:name="P2" style:family="paragraph" style:parent-style-name="Standard">
      <style:text-properties officeooo:rsid="00046fed" officeooo:paragraph-rsid="00046fed"/>
    </style:style>
    <style:style style:name="P3" style:family="paragraph" style:parent-style-name="Standard">
      <style:text-properties fo:font-weight="bold" officeooo:rsid="000336e5" officeooo:paragraph-rsid="000336e5" style:font-weight-asian="bold" style:font-weight-complex="bold"/>
    </style:style>
    <style:style style:name="T1" style:family="text">
      <style:text-properties officeooo:rsid="00046f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ướng dẫn sử dụng:</text:p>
      <text:p text:style-name="P1"/>
      <text:p text:style-name="P1">Môi trường phát triển: Ubuntu 16.04 64 bit</text:p>
      <text:p text:style-name="P1"/>
      <text:p text:style-name="P1">Các phần mềm cần cài đặt:</text:p>
      <text:p text:style-name="P1"><text:tab/>+ Docker và Docker-compose</text:p>
      <text:p text:style-name="P1"/>
      <text:p text:style-name="P1">Bước 1: thực hiện các bước theo hướng dẫn cài đặt và sử dụng firmware trong file Firmware.odt</text:p>
      <text:p text:style-name="P1"/>
      <text:p text:style-name="P1">Bước 2: <text:span text:style-name="T1">tải thư mục code của nhóm về</text:span></text:p>
      <text:p text:style-name="P1"/>
      <text:p text:style-name="P2">Bước 3: di chuyển tới thư mục code, sau đó chạy lệnh dưới để cấp quyền cho container có thể truy cập vào thư mục node-red chứa flows và các nodes đã tạo:</text:p>
      <text:p text:style-name="P2"/>
      <text:p text:style-name="P2"><text:tab/>sudo chmod -R 777 node-red/</text:p>
      <text:p text:style-name="P2"/>
      <text:p text:style-name="P2">Bước 4: tại thư mục code của nhóm có file docker-compose.yml, chạy lệnh:</text:p>
      <text:p text:style-name="P2"/>
      <text:p text:style-name="P2"><text:tab/>docker-compose 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2:18:39.400381649</meta:creation-date>
    <dc:date>2017-12-06T22:40:22.920747778</dc:date>
    <meta:editing-duration>PT4M13S</meta:editing-duration>
    <meta:editing-cycles>1</meta:editing-cycles>
    <meta:document-statistic meta:table-count="0" meta:image-count="0" meta:object-count="0" meta:page-count="1" meta:paragraph-count="10" meta:word-count="102" meta:character-count="512" meta:non-whitespace-character-count="417"/>
    <meta:generator>LibreOffice/4.2.8.2$Linux_X86_64 LibreOffice_project/420m0$Build-2</meta:generator>
  </office:meta>
</office:document-meta>
</file>